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961b" officeooo:paragraph-rsid="0016961b" style:font-weight-asian="bold" style:font-weight-complex="bold"/>
    </style:style>
    <style:style style:name="P3" style:family="paragraph" style:parent-style-name="Standard">
      <style:text-properties officeooo:rsid="0010dde7" officeooo:paragraph-rsid="0010dde7"/>
    </style:style>
    <style:style style:name="P4" style:family="paragraph" style:parent-style-name="Standard">
      <style:text-properties fo:font-weight="normal" officeooo:rsid="0016961b" officeooo:paragraph-rsid="0016961b" style:font-weight-asian="normal" style:font-weight-complex="normal"/>
    </style:style>
    <style:style style:name="P5" style:family="paragraph" style:parent-style-name="Text_20_body">
      <style:text-properties officeooo:rsid="000e28c6" officeooo:paragraph-rsid="000e28c6"/>
    </style:style>
    <style:style style:name="P6" style:family="paragraph" style:parent-style-name="Text_20_body">
      <style:text-properties officeooo:paragraph-rsid="0012f70a"/>
    </style:style>
    <style:style style:name="P7" style:family="paragraph" style:parent-style-name="Text_20_body">
      <style:text-properties fo:font-weight="bold" officeooo:rsid="0014b8e4" officeooo:paragraph-rsid="0014b8e4" style:font-weight-asian="bold" style:font-weight-complex="bold"/>
    </style:style>
    <style:style style:name="P8" style:family="paragraph" style:parent-style-name="Text_20_body">
      <style:text-properties fo:font-weight="bold" officeooo:paragraph-rsid="0012f70a" style:font-weight-asian="bold" style:font-weight-complex="bold"/>
    </style:style>
    <style:style style:name="P9" style:family="paragraph" style:parent-style-name="Text_20_body">
      <style:text-properties fo:font-weight="bold" officeooo:paragraph-rsid="0017b7c3" style:font-weight-asian="bold" style:font-weight-complex="bold"/>
    </style:style>
    <style:style style:name="P10" style:family="paragraph" style:parent-style-name="Text_20_body">
      <style:text-properties officeooo:paragraph-rsid="0017b7c3"/>
    </style:style>
    <style:style style:name="P11" style:family="paragraph" style:parent-style-name="Text_20_body">
      <style:text-properties fo:font-weight="normal" officeooo:paragraph-rsid="0017b7c3" style:font-weight-asian="normal" style:font-weight-complex="normal"/>
    </style:style>
    <style:style style:name="P12" style:family="paragraph" style:parent-style-name="Heading_20_1">
      <style:text-properties officeooo:rsid="0010dde7" officeooo:paragraph-rsid="0012f70a"/>
    </style:style>
    <style:style style:name="P13" style:family="paragraph" style:parent-style-name="Heading_20_1">
      <style:text-properties fo:font-weight="bold" officeooo:rsid="0010dde7" officeooo:paragraph-rsid="0017b7c3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01b54"/>
    </style:style>
    <style:style style:name="T2" style:family="text">
      <style:text-properties officeooo:rsid="0010dd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de7" style:font-weight-asian="bold" style:font-weight-complex="bold"/>
    </style:style>
    <style:style style:name="T5" style:family="text">
      <style:text-properties officeooo:rsid="0010f826"/>
    </style:style>
    <style:style style:name="T6" style:family="text">
      <style:text-properties officeooo:rsid="001231a2"/>
    </style:style>
    <style:style style:name="T7" style:family="text">
      <style:text-properties officeooo:rsid="0017b7c3"/>
    </style:style>
    <style:style style:name="T8" style:family="text">
      <style:text-properties officeooo:rsid="00186d6c"/>
    </style:style>
    <style:style style:name="T9" style:family="text">
      <style:text-properties officeooo:rsid="001a570e"/>
    </style:style>
    <style:style style:name="T10" style:family="text">
      <style:text-properties officeooo:rsid="001c047d"/>
    </style:style>
    <style:style style:name="T11" style:family="text">
      <style:text-properties officeooo:rsid="001e0116"/>
    </style:style>
    <style:style style:name="T12" style:family="text">
      <style:text-properties officeooo:rsid="0021c3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08_3748837640" text:style-name="Index_20_Link" text:visited-style-name="Index_20_Link">Step 1: Source Code<text:tab/>1</text:a></text:p>
          <text:p text:style-name="P14"><text:a xlink:type="simple" xlink:href="#__RefHeading___Toc110_3748837640" text:style-name="Index_20_Link" text:visited-style-name="Index_20_Link">Step 2: Build Module for Embedded Linux<text:tab/>1</text:a></text:p>
          <text:p text:style-name="P14"><text:a xlink:type="simple" xlink:href="#__RefHeading___Toc112_3748837640" text:style-name="Index_20_Link" text:visited-style-name="Index_20_Link">Step 3: Copy &amp; load the Module to embedded Board<text:tab/>2</text:a></text:p>
          <text:p text:style-name="P14"><text:a xlink:type="simple" xlink:href="#__RefHeading___Toc114_3748837640" text:style-name="Index_20_Link" text:visited-style-name="Index_20_Link">Step 4: Test the Module on embedded Board<text:tab/>3</text:a></text:p>
        </text:index-body>
      </text:table-of-content>
      <text:h text:style-name="Heading_20_1" text:outline-level="1"/>
      <text:h text:style-name="Heading_20_1" text:outline-level="1"><text:bookmark-start text:name="__RefHeading___Toc108_3748837640"/>Step 1: Source Code<text:bookmark-end text:name="__RefHeading___Toc108_3748837640"/></text:h>
      <text:p text:style-name="Text_20_body"/>
      <text:p text:style-name="Text_20_body"><text:a xlink:type="simple" xlink:href="https://www.opensourceforu.com/2010/10/debugging-linux-kernel-with-debugfs/" text:style-name="Internet_20_link" text:visited-style-name="Visited_20_Internet_20_Link">https://www.opensourceforu.com/2010/10/debugging-linux-kernel-with-debugfs/</text:a></text:p>
      <text:h text:style-name="Heading_20_1" text:outline-level="1"><text:bookmark-start text:name="__RefHeading___Toc110_3748837640"/>Step 2: Build <text:span text:style-name="T6">Module</text:span> for Embedded Linux<text:bookmark-end text:name="__RefHeading___Toc110_3748837640"/></text:h>
      <text:p text:style-name="P5"/>
      <text:p text:style-name="P1"><text:span text:style-name="T1">t</text:span>est-build$ ls -l</text:p>
      <text:p text:style-name="Standard">total 8</text:p>
      <text:p text:style-name="Standard">-rw-r--r-- 1 alexvatti alexvatti <text:s/>334 Mar 29 04:40 Makefile</text:p>
      <text:p text:style-name="Standard">-rw-r--r-- 1 alexvatti alexvatti 2110 Mar 29 04:35 my_debugfs.c</text:p>
      <text:p text:style-name="Standard"/>
      <text:p text:style-name="P3"><text:span text:style-name="T3">Makefile:</text:span> (Mention the Kernel Build PATH)</text:p>
      <text:p text:style-name="P3"/>
      <text:p text:style-name="P3">obj-m := my_debugfs.o</text:p>
      <text:p text:style-name="P3">KDIR := <text:span text:style-name="T3">/home/alexvatti/AlexBuildLocation/workspace/remote-build-poky-pennywhistle/build/tmp/work/jadak_pennywhistle-poky-linux-gnueabi/linux-jadak-pennywhistle/4.14+AUTOINC+3acd7e0aee-r0/build/</text:span></text:p>
      <text:p text:style-name="P3">PWD := $(shell pwd)</text:p>
      <text:p text:style-name="P3">all: </text:p>
      <text:p text:style-name="P3"><text:tab/>$(MAKE) ARCH=arm <text:s/>-C $(KDIR) M=$(PWD) modules</text:p>
      <text:p text:style-name="P3"/>
      <text:p text:style-name="P3">clean: </text:p>
      <text:p text:style-name="P3"><text:tab/>$(MAKE) -C $(KDIR) M=$(PWD) clean</text:p>
      <text:p text:style-name="P3"/>
      <text:p text:style-name="P3"/>
      <text:p text:style-name="P3"/>
      <text:p text:style-name="P3"><text:span text:style-name="T5">t</text:span>est-build$ <text:span text:style-name="T3">make all</text:span></text:p>
      <text:p text:style-name="P3">make ARCH=arm <text:s/>-C /home/alexvatti/AlexBuildLocation/workspace/remote-build-poky-pennywhistle/build/tmp/work/jadak_pennywhistle-poky-linux-gnueabi/linux-jadak-pennywhistle/4.14+AUTOINC+3acd7e0aee-r0/build/ M=/home/alexvatti/AlexBuildLocation/workspace/test-build modules</text:p>
      <text:p text:style-name="P3">make[1]: Entering directory '/home/alexvatti/AlexBuildLocation/workspace/remote-build-poky-pennywhistle/build/tmp/work/jadak_pennywhistle-poky-linux-gnueabi/linux-jadak-pennywhistle/4.14+AUTOINC+3acd7e0aee-r0/build'</text:p>
      <text:p text:style-name="P3"><text:s text:c="2"/>CC [M] <text:s/>/home/alexvatti/AlexBuildLocation/workspace/test-build/my_debugfs.o</text:p>
      <text:p text:style-name="P3"><text:s text:c="2"/>Building modules, stage 2.</text:p>
      <text:p text:style-name="P3"><text:s text:c="2"/>MODPOST 1 modules</text:p>
      <text:p text:style-name="P3"><text:s text:c="2"/>CC <text:s text:c="5"/>/home/alexvatti/AlexBuildLocation/workspace/test-build/my_debugfs.mod.o</text:p>
      <text:p text:style-name="P3"><text:soft-page-break/><text:s text:c="2"/>LD [M] <text:s/><text:span text:style-name="T3">/home/alexvatti/AlexBuildLocation/workspace/test-build/my_debugfs.ko</text:span></text:p>
      <text:p text:style-name="P3">make[1]: Leaving directory '/home/alexvatti/AlexBuildLocation/workspace/remote-build-poky-pennywhistle/build/tmp/work/jadak_pennywhistle-poky-linux-gnueabi/linux-jadak-pennywhistle/4.14+AUTOINC+3acd7e0aee-r0/build'</text:p>
      <text:p text:style-name="P3"/>
      <text:p text:style-name="P3"/>
      <text:p text:style-name="P3"/>
      <text:p text:style-name="P3"/>
      <text:p text:style-name="P3"/>
      <text:h text:style-name="P12" text:outline-level="1"><text:bookmark-start text:name="__RefHeading___Toc112_3748837640"/>Step 3: Copy <text:span text:style-name="T10">&amp; load </text:span>the Module to <text:span text:style-name="T12">E</text:span>mbedded Bo<text:span text:style-name="T11">a</text:span>rd<text:bookmark-end text:name="__RefHeading___Toc112_3748837640"/></text:h>
      <text:p text:style-name="P6"/>
      <text:p text:style-name="P7">Check , debug fs mounted on embedded Board</text:p>
      <text:p text:style-name="P8">root@:/data/sample-code# ls -l /sys/kernel/debug/</text:p>
      <text:p text:style-name="P6">total 0</text:p>
      <text:p text:style-name="Standard">drwxr-xr-x <text:s text:c="2"/>3 root root 0 Jan <text:s/>1 <text:s/>1970 30900000.caam</text:p>
      <text:p text:style-name="Standard">drwxr-xr-x <text:s/>30 root root 0 Jan <text:s/>1 <text:s/>1970 bdi</text:p>
      <text:p text:style-name="Standard">drwxr-xr-x <text:s/>13 root root 0 Jan <text:s/>1 <text:s/>1970 block</text:p>
      <text:p text:style-name="Standard">drwxr-xr-x <text:s text:c="2"/>2 root root 0 Jan <text:s/>1 <text:s/>1970 ci_hdrc.0</text:p>
      <text:p text:style-name="Standard">drwxr-xr-x 437 root root 0 Jan <text:s/>1 <text:s/>1970 clk</text:p>
      <text:p text:style-name="Standard">drwxr-xr-x <text:s text:c="2"/>2 root root 0 Mar <text:s/>2 04:57 dell</text:p>
      <text:p text:style-name="Standard">drwxr-xr-x <text:s text:c="2"/>2 root root 0 Jan <text:s/>1 <text:s/>1970 dma_buf</text:p>
      <text:p text:style-name="Standard">drwxr-xr-x <text:s text:c="2"/>2 root root 0 Jan <text:s/>1 <text:s/>1970 extfrag</text:p>
      <text:p text:style-name="Standard">-rw-r--r-- <text:s text:c="2"/>1 root root 0 Jan <text:s/>1 <text:s/>1970 fault_around_bytes</text:p>
      <text:p text:style-name="Standard">-r--r--r-- <text:s text:c="2"/>1 root root 0 Jan <text:s/>1 <text:s/>1970 gpio</text:p>
      <text:p text:style-name="Standard">drwxr-xr-x <text:s text:c="2"/>2 root root 0 Jan <text:s/>1 <text:s/>1970 hid</text:p>
      <text:p text:style-name="Standard">drwxr-xr-x <text:s text:c="2"/>2 root root 0 Jan <text:s/>1 <text:s/>1970 iio</text:p>
      <text:p text:style-name="Standard">drwxr-xr-x <text:s text:c="2"/>2 root root 0 Jan <text:s/>1 <text:s/>1970 memblock</text:p>
      <text:p text:style-name="Standard">drwxr-xr-x <text:s text:c="2"/>2 root root 0 Jan <text:s/>1 <text:s/>1970 mmc0</text:p>
      <text:p text:style-name="Standard">drwxr-xr-x <text:s text:c="2"/>3 root root 0 Jan <text:s/>1 <text:s/>1970 mmc1</text:p>
      <text:p text:style-name="Standard">drwxr-xr-x <text:s text:c="2"/>2 root root 0 Jan <text:s/>1 <text:s/>1970 mtd</text:p>
      <text:p text:style-name="Standard">drwxr-xr-x <text:s text:c="2"/>2 root root 0 Jan <text:s/>1 <text:s/>1970 opp</text:p>
      <text:p text:style-name="Standard">drwxr-xr-x <text:s text:c="2"/>4 root root 0 Jan <text:s/>1 <text:s/>1970 pinctrl</text:p>
      <text:p text:style-name="Standard">drwxr-xr-x <text:s text:c="2"/>3 root root 0 Jan <text:s/>1 <text:s/>1970 pm_genpd</text:p>
      <text:p text:style-name="Standard">drwxr-xr-x <text:s text:c="2"/>2 root root 0 Jan <text:s/>1 <text:s/>1970 pm_qos</text:p>
      <text:p text:style-name="Standard">-r--r--r-- <text:s text:c="2"/>1 root root 0 Jan <text:s/>1 <text:s/>1970 pwm</text:p>
      <text:p text:style-name="Standard">drwxr-xr-x <text:s text:c="2"/>7 root root 0 Jan <text:s/>1 <text:s/>1970 regmap</text:p>
      <text:p text:style-name="Standard">drwxr-xr-x <text:s/>18 root root 0 Jan <text:s/>1 <text:s/>1970 regulator</text:p>
      <text:p text:style-name="Standard">-r--r--r-- <text:s text:c="2"/>1 root root 0 Jan <text:s/>1 <text:s/>1970 sleep_time</text:p>
      <text:p text:style-name="Standard">-r--r--r-- <text:s text:c="2"/>1 root root 0 Jan <text:s/>1 <text:s/>1970 suspend_stats</text:p>
      <text:p text:style-name="Standard">drwxr-xr-x <text:s text:c="2"/>2 root root 0 Jan <text:s/>1 <text:s/>1970 ubi</text:p>
      <text:p text:style-name="Standard">drwxr-xr-x <text:s text:c="2"/>2 root root 0 Jan <text:s/>1 <text:s/>1970 ubifs</text:p>
      <text:p text:style-name="Standard">drwxr-xr-x <text:s text:c="2"/>2 root root 0 Jan <text:s/>1 <text:s/>1970 usb</text:p>
      <text:p text:style-name="Standard">-r--r--r-- <text:s text:c="2"/>1 root root 0 Jan <text:s/>1 <text:s/>1970 wakeup_sources</text:p>
      <text:p text:style-name="Standard"/>
      <text:p text:style-name="P1"/>
      <text:p text:style-name="P2">Insert the module:</text:p>
      <text:p text:style-name="P2"/>
      <text:p text:style-name="P2">sample-code# chmod a+x my_debugfs.ko </text:p>
      <text:p text:style-name="P2"><text:soft-page-break/>sample-code# insmod ./my_debugfs.ko </text:p>
      <text:p text:style-name="P2"/>
      <text:p text:style-name="P2">sample-code# lsmod</text:p>
      <text:p text:style-name="P4">Module <text:s text:c="17"/>Size <text:s/>Used by</text:p>
      <text:p text:style-name="P2">my_debugfs <text:s text:c="12"/>16384 <text:s/>0</text:p>
      <text:p text:style-name="P2"/>
      <text:p text:style-name="P2"/>
      <text:p text:style-name="P2"/>
      <text:p text:style-name="P2"/>
      <text:h text:style-name="P13" text:outline-level="1"><text:bookmark-start text:name="__RefHeading___Toc114_3748837640"/>Step <text:span text:style-name="T7">4</text:span>: <text:span text:style-name="T7">Test</text:span> the Module <text:span text:style-name="T8">on</text:span> <text:span text:style-name="T12">E</text:span>mbedded Bo<text:span text:style-name="T9">a</text:span>rd<text:bookmark-end text:name="__RefHeading___Toc114_3748837640"/></text:h>
      <text:p text:style-name="P10"><text:span text:style-name="T4"/></text:p>
      <text:p text:style-name="P9"><text:span text:style-name="T2">ls -l /sys/kernel/debug/dell/</text:span></text:p>
      <text:p text:style-name="P11"><text:span text:style-name="T2">hexnum <text:s/>number <text:s/>text <text:s text:c="3"/></text:span></text:p>
      <text:p text:style-name="P11"><text:span text:style-name="T2">sample-code# ls -l /sys/kernel/debug/dell/text </text:span></text:p>
      <text:p text:style-name="P11"><text:span text:style-name="T2">-rw-r--r-- 1 root root 0 Mar <text:s/>2 04:57 /sys/kernel/debug/dell/text</text:span></text:p>
      <text:p text:style-name="P11"><text:span text:style-name="T9">sample-code# ls -l /sys/kernel/debug/dell/hexnum </text:span></text:p>
      <text:p text:style-name="P11"><text:span text:style-name="T2">-rw-r--r-- 1 root root 0 Mar <text:s/>2 04:57 /sys/kernel/debug/dell/hexnum</text:span></text:p>
      <text:p text:style-name="P11"><text:span text:style-name="T2">sample-code# ls -l /sys/kernel/debug/dell/number </text:span></text:p>
      <text:p text:style-name="P11"><text:span text:style-name="T2">-rw-r--r-- 1 root root 0 Mar <text:s/>2 04:57 /sys/kernel/debug/dell/number</text:span></text:p>
      <text:p text:style-name="P11"/>
      <text:p text:style-name="P9"><text:span text:style-name="T9">sample-code# cat /sys/kernel/debug/dell/hexnum </text:span></text:p>
      <text:p text:style-name="P11"><text:span text:style-name="T2">0x0000000000000000</text:span></text:p>
      <text:p text:style-name="P9"><text:span text:style-name="T9">sample-code# cat /sys/kernel/debug/dell/number </text:span></text:p>
      <text:p text:style-name="P11"><text:span text:style-name="T2">0</text:span></text:p>
      <text:p text:style-name="P9"><text:span text:style-name="T2">sample-code# echo 10 &gt; /sys/kernel/debug/dell/number </text:span></text:p>
      <text:p text:style-name="P9"><text:span text:style-name="T2">sample-code# cat /sys/kernel/debug/dell/number </text:span></text:p>
      <text:p text:style-name="P11"><text:span text:style-name="T2">10</text:span></text:p>
      <text:p text:style-name="P9"><text:span text:style-name="T2">sample-code# echo 10 &gt; /sys/kernel/debug/dell/hexnum </text:span></text:p>
      <text:p text:style-name="P9"><text:span text:style-name="T2">sample-code# cat /sys/kernel/debug/dell/hexnum </text:span></text:p>
      <text:p text:style-name="P11"><text:span text:style-name="T2">0x000000000000000a</text:span></text:p>
      <text:p text:style-name="P9"><text:span text:style-name="T2">sample-code# echo "Hello! Sreedhar" &gt; /sys/kernel/debug/dell/text</text:span></text:p>
      <text:p text:style-name="P9"><text:span text:style-name="T2">sample-code# cat /sys/kernel/debug/dell/text </text:span></text:p>
      <text:p text:style-name="P11">Hello! Sreed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4:15:27.359477740</meta:creation-date>
    <meta:generator>LibreOffice/6.0.7.3$Linux_X86_64 LibreOffice_project/00m0$Build-3</meta:generator>
    <dc:date>2021-03-29T14:29:17.788027229</dc:date>
    <meta:editing-duration>PT13M42S</meta:editing-duration>
    <meta:editing-cycles>17</meta:editing-cycles>
    <meta:document-statistic meta:table-count="0" meta:image-count="0" meta:object-count="0" meta:page-count="3" meta:paragraph-count="90" meta:word-count="542" meta:character-count="4386" meta:non-whitespace-character-count="3764"/>
  </office:meta>
</office:document-meta>
</file>